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ratio</text:p>
          </table:table-cell>
          <table:table-cell table:style-name="ce1" office:value-type="string">
            <text:p>angle</text:p>
          </table:table-cell>
          <table:table-cell table:style-name="ce1" office:value-type="string">
            <text:p>formula</text:p>
          </table:table-cell>
          <table:table-cell office:value-type="string">
            <text:p>difference</text:p>
          </table:table-cell>
          <table:table-cell/>
        </table:table-row>
        <table:table-row table:style-name="ro1">
          <table:table-cell table:formula="of:=5/6" office:value-type="float" office:value="0.833333333333333">
            <text:p>0.833</text:p>
          </table:table-cell>
          <table:table-cell office:value-type="float" office:value="10.6">
            <text:p>10.6</text:p>
          </table:table-cell>
          <table:table-cell table:style-name="ce1" table:formula="of:=11*POWER([.A2];0.5)" office:value-type="float" office:value="10.041580220928">
            <text:p>10.042</text:p>
          </table:table-cell>
          <table:table-cell table:formula="of:=[.C2]-[.B2]" office:value-type="float" office:value="-0.558419779071954">
            <text:p>-0.558</text:p>
          </table:table-cell>
          <table:table-cell>
            <draw:frame table:end-cell-address="Sheet1.N36" table:end-x="0.7685in" table:end-y="0.063in" draw:z-index="0" draw:style-name="gr1" draw:text-style-name="P1" svg:width="8.0453in" svg:height="6.0976in" svg:x="0.7244in" svg:y="0.0106in">
              <draw:object draw:notify-on-update-of-ranges="Sheet1.A1:Sheet1.A1 Sheet1.A2:Sheet1.A6 Sheet1.B1:Sheet1.B1 Sheet1.B2:Sheet1.B6 Sheet1.A1:Sheet1.A1 Sheet1.A2:Sheet1.A6 Sheet1.C1:Sheet1.C1 Sheet1.C2:Sheet1.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1/1" office:value-type="float" office:value="1">
            <text:p>1.000</text:p>
          </table:table-cell>
          <table:table-cell table:style-name="ce1" office:value-type="float" office:value="12">
            <text:p>12.000</text:p>
          </table:table-cell>
          <table:table-cell table:style-name="ce1" table:formula="of:=11*POWER([.A3];0.5)" office:value-type="float" office:value="11">
            <text:p>11.000</text:p>
          </table:table-cell>
          <table:table-cell table:formula="of:=[.C3]-[.B3]" office:value-type="float" office:value="-1">
            <text:p>-1.000</text:p>
          </table:table-cell>
          <table:table-cell/>
        </table:table-row>
        <table:table-row table:style-name="ro1">
          <table:table-cell table:formula="of:=16/9" office:value-type="float" office:value="1.77777777777778">
            <text:p>1.778</text:p>
          </table:table-cell>
          <table:table-cell table:style-name="ce1" office:value-type="float" office:value="15">
            <text:p>15.000</text:p>
          </table:table-cell>
          <table:table-cell table:style-name="ce1" table:formula="of:=11*POWER([.A4];0.5)" office:value-type="float" office:value="14.6666666666667">
            <text:p>14.667</text:p>
          </table:table-cell>
          <table:table-cell table:formula="of:=[.C4]-[.B4]" office:value-type="float" office:value="-0.333333333333334">
            <text:p>-0.333</text:p>
          </table:table-cell>
          <table:table-cell/>
        </table:table-row>
        <table:table-row table:style-name="ro1">
          <table:table-cell table:formula="of:=3/1" office:value-type="float" office:value="3">
            <text:p>3.000</text:p>
          </table:table-cell>
          <table:table-cell table:style-name="ce1" office:value-type="float" office:value="19">
            <text:p>19.000</text:p>
          </table:table-cell>
          <table:table-cell table:style-name="ce1" table:formula="of:=11*POWER([.A5];0.5)" office:value-type="float" office:value="19.0525588832576">
            <text:p>19.053</text:p>
          </table:table-cell>
          <table:table-cell table:formula="of:=[.C5]-[.B5]" office:value-type="float" office:value="0.0525588832576496">
            <text:p>0.053</text:p>
          </table:table-cell>
          <table:table-cell/>
        </table:table-row>
        <table:table-row table:style-name="ro1">
          <table:table-cell table:formula="of:=6/1" office:value-type="float" office:value="6">
            <text:p>6.000</text:p>
          </table:table-cell>
          <table:table-cell table:style-name="ce1" office:value-type="float" office:value="27">
            <text:p>27.000</text:p>
          </table:table-cell>
          <table:table-cell table:style-name="ce1" table:formula="of:=11*POWER([.A6];0.5)" office:value-type="float" office:value="26.944387170615">
            <text:p>26.944</text:p>
          </table:table-cell>
          <table:table-cell table:formula="of:=[.C6]-[.B6]" office:value-type="float" office:value="-0.0556128293850442">
            <text:p>-0.056</text:p>
          </table:table-cell>
          <table:table-cell/>
        </table:table-row>
        <table:table-row table:style-name="ro1" table:number-rows-repeated="104856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6/04/2014</text:date>, <text:time>09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g</meta:initial-creator>
    <meta:creation-date>2014-05-27T22:03:57.36</meta:creation-date>
    <dc:date>2014-06-04T09:15:53.43</dc:date>
    <dc:creator>P g</dc:creator>
    <meta:editing-duration>P1DT1H43M2S</meta:editing-duration>
    <meta:editing-cycles>9</meta:editing-cycles>
    <meta:generator>OpenOffice/4.1.0$Win32 OpenOffice.org_project/410m18$Build-9764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11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36cm" svg:height="15.489cm" xlink:href=".." xlink:type="simple" chart:class="chart:scatter" chart:style-name="ch1">
        <chart:legend chart:legend-position="end" svg:x="17.002cm" svg:y="6.908cm" style:legend-expansion="high" chart:style-name="ch2"/>
        <chart:plot-area chart:style-name="ch3" table:cell-range-address="Sheet1.A1:Sheet1.C6" chart:data-source-has-labels="row" svg:x="0.858cm" svg:y="1.371cm" svg:width="15.328cm" svg:height="13.389cm">
          <chartooo:coordinate-region svg:x="1.479cm" svg:y="1.583cm" svg:width="14.282cm" svg:height="1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regression-curve chart:style-name="ch8">
              <chart:equation/>
            </chart:regression-curve>
            <chart:data-point chart:repeated="5"/>
          </chart:series>
          <chart:series chart:style-name="ch9" chart:values-cell-range-address="Sheet1.C2:Sheet1.C6" chart:label-cell-address="Sheet1.C1:Sheet1.C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</text:p>
                <draw:g>
                  <svg:desc>Sheet1.B1:Sheet1.B1</svg:desc>
                </draw:g>
              </table:table-cell>
              <table:table-cell office:value-type="string">
                <text:p>formul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3333333333333">
                <text:p>0.833333333333333</text:p>
                <draw:g>
                  <svg:desc>Sheet1.A2:Sheet1.A6</svg:desc>
                </draw:g>
              </table:table-cell>
              <table:table-cell office:value-type="float" office:value="10.6">
                <text:p>10.6</text:p>
                <draw:g>
                  <svg:desc>Sheet1.B2:Sheet1.B6</svg:desc>
                </draw:g>
              </table:table-cell>
              <table:table-cell office:value-type="float" office:value="10.041580220928">
                <text:p>10.041580220928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5">
                <text:p>15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9.0525588832576">
                <text:p>19.0525588832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26.944387170615">
                <text:p>26.944387170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